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ive Bayes:</text:p>
      <text:p text:style-name="Standard"><text:a xlink:type="simple" xlink:href="https://books.google.com.br/books?id=n--oDwAAQBAJ&amp;pg=PA89&amp;lpg=PA89&amp;dq=data+set+go+out+based+on+weather&amp;source=bl&amp;ots=3joxX2nFx5&amp;sig=ACfU3U2znLx-1XpqZ3IeXMyjrAsd5qUMSg&amp;hl=en&amp;sa=X&amp;ved=2ahUKEwi6zfjlhOnpAhUYGbkGHemOB3QQ6AEwCnoECAwQAQ#v=onepage&amp;q=data%20set%20go%20out%20based%20on%20weather&amp;f=false" office:target-frame-name="_blank" xlink:show="new" text:style-name="Internet_20_link" text:visited-style-name="Visited_20_Internet_20_Link">https://books.google.com.br/</text:a>  </text:p>
      <text:p text:style-name="Standard"><text:a xlink:type="simple" xlink:href="https://dzone.com/articles/naive-bayes-tutorial-naive-bayes-classifier-in-pyt" office:target-frame-name="_blank" xlink:show="new" text:style-name="Internet_20_link" text:visited-style-name="Visited_20_Internet_20_Link">https://dzone.com/articles/</text:a>  </text:p>
      <text:p text:style-name="Standard"><text:a xlink:type="simple" xlink:href="https://machinelearningmastery.com/naive-bayes-classifier-scratch-python/" office:target-frame-name="_blank" xlink:show="new" text:style-name="Internet_20_link" text:visited-style-name="Visited_20_Internet_20_Link">https://</text:a>  </text:p>
      <text:p text:style-name="Standard"><text:a xlink:type="simple" xlink:href="https://heartbeat.fritz.ai/understanding-the-mathematics-behind-naive-bayes-ab6ee85f50d0" office:target-frame-name="_blank" xlink:show="new" text:style-name="Internet_20_link" text:visited-style-name="Visited_20_Internet_20_Link">https://heartbeat.fritz.ai/</text:a> </text:p>
      <text:p text:style-name="Standard"><text:a xlink:type="simple" xlink:href="https://www.youtube.com/watch?v=l3dZ6ZNFjo0" office:target-frame-name="_blank" xlink:show="new" text:style-name="Internet_20_link" text:visited-style-name="Visited_20_Internet_20_Link">https://www.youtube.com/watch?</text:a></text:p>
      <text:p text:style-name="Standard"><text:a xlink:type="simple" xlink:href="https://www.youtube.com/watch?v=vz_xuxYS2PM" office:target-frame-name="_blank" xlink:show="new" text:style-name="Internet_20_link" text:visited-style-name="Visited_20_Internet_20_Link">https://www.youtube.com/watch?</text:a>  </text:p>
      <text:p text:style-name="Standard"><text:a xlink:type="simple" xlink:href="https://www.analyticsvidhya.com/blog/2017/09/naive-bayes-explained/" office:target-frame-name="_blank" xlink:show="new" text:style-name="Internet_20_link" text:visited-style-name="Visited_20_Internet_20_Link">https://www.analyticsvidhya.</text:a></text:p>
      <text:p text:style-name="Standard"><text:a xlink:type="simple" xlink:href="https://github.com/fonnesbeck/bayes_tutorial_2019" office:target-frame-name="_blank" xlink:show="new" text:style-name="Internet_20_link" text:visited-style-name="Visited_20_Internet_20_Link">https://github.com/fonnesbeck/</text:a></text:p>
      <text:p text:style-name="Standard"><text:a xlink:type="simple" xlink:href="https://twiecki.io/blog/2015/11/10/mcmc-sampling/" office:target-frame-name="_blank" xlink:show="new" text:style-name="Internet_20_link" text:visited-style-name="Visited_20_Internet_20_Link">https://twiecki.io/blog/2015/</text:a></text:p>
      <text:p text:style-name="Standard"> </text:p>
      <text:p text:style-name="Standard">Arvore de Decisão</text:p>
      <text:p text:style-name="Standard"><text:a xlink:type="simple" xlink:href="https://www.youtube.com/watch?v=W7MfsE5av0c" office:target-frame-name="_blank" xlink:show="new" text:style-name="Internet_20_link" text:visited-style-name="Visited_20_Internet_20_Link">https://www.youtube.com/watch?</text:a> </text:p>
      <text:p text:style-name="Standard"><text:a xlink:type="simple" xlink:href="https://www.khanacademy.org/computing/computer-science/informationtheory/moderninfotheory/v/information-entropy" office:target-frame-name="_blank" xlink:show="new" text:style-name="Internet_20_link" text:visited-style-name="Visited_20_Internet_20_Link">https://www.khanacademy.org/</text:a></text:p>
      <text:p text:style-name="Standard"><text:a xlink:type="simple" xlink:href="https://www.youtube.com/watch?v=tu_TclzJIeM" office:target-frame-name="_blank" xlink:show="new" text:style-name="Internet_20_link" text:visited-style-name="Visited_20_Internet_20_Link">https://www.youtube.com/watch?</text:a></text:p>
      <text:p text:style-name="Standard"><text:a xlink:type="simple" xlink:href="https://www.youtube.com/watch?v=LDRbO9a6XPU" office:target-frame-name="_blank" xlink:show="new" text:style-name="Internet_20_link" text:visited-style-name="Visited_20_Internet_20_Link">https://www.youtube.com/watch?</text:a> </text:p>
      <text:p text:style-name="Standard"><text:a xlink:type="simple" xlink:href="https://medium.com/@rishabhjain_22692/decision-trees-it-begins-here-93ff54ef134" office:target-frame-name="_blank" xlink:show="new" text:style-name="Internet_20_link" text:visited-style-name="Visited_20_Internet_20_Link">https://medium.com/@</text:a> </text:p>
      <text:p text:style-name="Standard"><text:a xlink:type="simple" xlink:href="https://sefiks.com/2018/08/27/a-step-by-step-cart-decision-tree-example/" office:target-frame-name="_blank" xlink:show="new" text:style-name="Internet_20_link" text:visited-style-name="Visited_20_Internet_20_Link">https://sefiks.com/2018/08/27/</text:a></text:p>
      <text:p text:style-name="Standard"><text:a xlink:type="simple" xlink:href="https://github.com/rakendd/Machine-Learning/blob/master/Decision_trees_from_scratch.ipynb" office:target-frame-name="_blank" xlink:show="new" text:style-name="Internet_20_link" text:visited-style-name="Visited_20_Internet_20_Link">https://github.com/rakendd/</text:a></text:p>
      <text:p text:style-name="Standard"/>
      <text:p text:style-name="Standard">KNN</text:p>
      <text:p text:style-name="Standard"><text:a xlink:type="simple" xlink:href="https://towardsdatascience.com/k-nearest-neighbors-by-hand-a-computer-science-exercise-for-the-data-scientist-72b5821c8941" office:target-frame-name="_blank" xlink:show="new" text:style-name="Internet_20_link" text:visited-style-name="Visited_20_Internet_20_Link">https://towardsdatascience.</text:a> </text:p>
      <text:p text:style-name="Standard"> </text:p>
      <text:p text:style-name="Standard">Regressão Linear</text:p>
      <text:p text:style-name="Standard"><text:a xlink:type="simple" xlink:href="https://towardsdatascience.com/a-beginners-guide-to-linear-regression-in-python-with-scikit-learn-83a8f7ae2b4f" office:target-frame-name="_blank" xlink:show="new" text:style-name="Internet_20_link" text:visited-style-name="Visited_20_Internet_20_Link">https://towardsdatascience.</text:a>  </text:p>
      <text:p text:style-name="Standard"/>
      <text:p text:style-name="Standard">Logistic Regression</text:p>
      <text:p text:style-name="Standard"><text:a xlink:type="simple" xlink:href="https://towardsdatascience.com/logistic-regression-intuition-in-depth-with-python-87b577445212" office:target-frame-name="_blank" xlink:show="new" text:style-name="Internet_20_link" text:visited-style-name="Visited_20_Internet_20_Link">https://towardsdatascience.</text:a> </text:p>
      <text:p text:style-name="Standard"> </text:p>
      <text:p text:style-name="Standard">Statistical Inference</text:p>
      <text:p text:style-name="Standard"/>
      <text:p text:style-name="Standard">choosing a statistical test: p-value, t-test, chisquare, anova</text:p>
      <text:p text:style-name="Standard"><text:a xlink:type="simple" xlink:href="https://www.youtube.com/watch?v=I10q6fjPxJ0" office:target-frame-name="_blank" xlink:show="new" text:style-name="Internet_20_link" text:visited-style-name="Visited_20_Internet_20_Link">https://www.youtube.com/watch?</text:a> </text:p>
      <text:p text:style-name="Standard"><text:a xlink:type="simple" xlink:href="https://www.youtube.com/watch?v=ulk_JWckJ78" office:target-frame-name="_blank" xlink:show="new" text:style-name="Internet_20_link" text:visited-style-name="Visited_20_Internet_20_Link">https://www.youtube.com/watch?</text:a> </text:p>
      <text:p text:style-name="Standard"><text:a xlink:type="simple" xlink:href="https://medium.com/@eduarda.r/a-intuição-por-trás-do-p-valor-d7d44e53dbf9" office:target-frame-name="_blank" xlink:show="new" text:style-name="Internet_20_link" text:visited-style-name="Visited_20_Internet_20_Link">https://medium.com/@eduarda.r/</text:a>  </text:p>
      <text:p text:style-name="Standard"> </text:p>
      <text:p text:style-name="Standard">Parametric vs non parametric</text:p>
      <text:p text:style-name="Standard"><text:a xlink:type="simple" xlink:href="https://www.youtube.com/watch?v=pWEWHKnwg_0" office:target-frame-name="_blank" xlink:show="new" text:style-name="Internet_20_link" text:visited-style-name="Visited_20_Internet_20_Link">https://www.youtube.com/watch?</text:a>  </text:p>
      <text:p text:style-name="Standard"/>
      <text:p text:style-name="Standard">Interviews</text:p>
      <text:p text:style-name="Standard"><text:a xlink:type="simple" xlink:href="https://www.youtube.com/watch?v=X6orAXDIrds" office:target-frame-name="_blank" xlink:show="new" text:style-name="Internet_20_link" text:visited-style-name="Visited_20_Internet_20_Link">https://www.youtube.com/watch?</text:a> </text:p>
      <text:p text:style-name="Standard"><text:a xlink:type="simple" xlink:href="https://www.youtube.com/watch?v=k6QWYwOvJs0" office:target-frame-name="_blank" xlink:show="new" text:style-name="Internet_20_link" text:visited-style-name="Visited_20_Internet_20_Link">https://www.youtube.com/watch?</text:a></text:p>
      <text:p text:style-name="Standard"/>
      <text:p text:style-name="Standard">Others:</text:p>
      <text:p text:style-name="Standard">Fast Fourier Transformation</text:p>
      <text:p text:style-name="Standard"><text:a xlink:type="simple" xlink:href="https://www.youtube.com/watch?v=spUNpyF58BY" office:target-frame-name="_blank" xlink:show="new" text:style-name="Internet_20_link" text:visited-style-name="Visited_20_Internet_20_Link">https://www.youtube.com/watch?</text:a> </text:p>
      <text:p text:style-name="Standard"/>
      <text:p text:style-name="Standard">Metrics: AUC, precision, recall, specificity, sensitivity, bias, F1score, RMSE,</text:p>
      <text:p text:style-name="Standard">Bias and Variance</text:p>
      <text:p text:style-name="Standard"><text:a xlink:type="simple" xlink:href="https://towardsdatascience.com/why-you-should-stop-using-the-roc-curve-a46a9adc728" office:target-frame-name="_blank" xlink:show="new" text:style-name="Internet_20_link" text:visited-style-name="Visited_20_Internet_20_Link">https://towardsdatascience.</text:a> </text:p>
      <text:p text:style-name="Standard"> <text:a xlink:type="simple" xlink:href="https://machinelearningmastery.com/roc-curves-and-precision-recall-curves-for-classification-in-python/" office:target-frame-name="_blank" xlink:show="new" text:style-name="Internet_20_link" text:visited-style-name="Visited_20_Internet_20_Link">https:/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9T00:46:17.343800643</meta:creation-date>
    <dc:date>2020-07-29T00:46:43.961759595</dc:date>
    <meta:editing-duration>PT28S</meta:editing-duration>
    <meta:editing-cycles>1</meta:editing-cycles>
    <meta:document-statistic meta:table-count="0" meta:image-count="0" meta:object-count="0" meta:page-count="1" meta:paragraph-count="45" meta:word-count="69" meta:character-count="1106" meta:non-whitespace-character-count="1048"/>
    <meta:generator>LibreOffice/6.4.5.2$Linux_X86_64 LibreOffice_project/1ed6aca320d7f4d82924e6cec66e4f7527376448</meta:generator>
  </office:meta>
</office:document-meta>
</file>